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a365" officeooo:paragraph-rsid="0014a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tf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1:42:24.444239062</meta:creation-date>
    <dc:date>2017-05-05T11:42:58.661487838</dc:date>
    <meta:editing-duration>PT3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